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01mm" style:rel-column-width="13107*"/>
    </style:style>
    <style:style style:name="Table1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49mm" fo:border="0.05pt solid #000000" style:writing-mode="page"/>
    </style:style>
    <style:style style:name="Table1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34.01mm" style:rel-column-width="13107*"/>
    </style:style>
    <style:style style:name="Table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49mm" fo:border="0.05pt solid #000000" style:writing-mode="page"/>
    </style:style>
    <style:style style:name="Table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4.01mm" style:rel-column-width="13107*"/>
    </style:style>
    <style:style style:name="Table3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49mm" fo:border="0.05pt solid #000000" style:writing-mode="page"/>
    </style:style>
    <style:style style:name="Table3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34.01mm" style:rel-column-width="13107*"/>
    </style:style>
    <style:style style:name="Table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4.E1" style:family="table-cell">
      <style:table-cell-properties fo:padding="0.49mm" fo:border="0.05pt solid #000000" style:writing-mode="page"/>
    </style:style>
    <style:style style:name="Table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1pt" fo:language="sv" fo:country="SE" officeooo:rsid="001ad2c4" officeooo:paragraph-rsid="0019db5f" style:font-size-asian="9.60000038146973pt" style:font-size-complex="11pt"/>
    </style:style>
    <style:style style:name="P2" style:family="paragraph" style:parent-style-name="Standard">
      <style:text-properties fo:font-size="11pt" fo:language="sv" fo:country="SE" officeooo:rsid="001ad2c4" officeooo:paragraph-rsid="001ad2c4" style:font-size-asian="9.60000038146973pt" style:font-size-complex="11pt"/>
    </style:style>
    <style:style style:name="P3" style:family="paragraph" style:parent-style-name="Standard">
      <style:paragraph-properties fo:margin-top="1.01mm" fo:margin-bottom="1.01mm" loext:contextual-spacing="false" fo:line-height="115%"/>
      <style:text-properties fo:font-size="11pt" fo:language="sv" fo:country="SE" officeooo:rsid="001ad2c4" officeooo:paragraph-rsid="001ad2c4" style:font-size-asian="9.60000038146973pt" style:font-size-complex="11pt"/>
    </style:style>
    <style:style style:name="P4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7d745" style:font-size-asian="11pt" style:font-size-complex="11pt"/>
    </style:style>
    <style:style style:name="P5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9db5f" style:font-size-asian="11pt" style:font-size-complex="11pt"/>
    </style:style>
    <style:style style:name="P6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b8920" style:font-size-asian="11pt" style:font-size-complex="11pt"/>
    </style:style>
    <style:style style:name="P7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e81da" style:font-size-asian="11pt" style:font-size-complex="11pt"/>
    </style:style>
    <style:style style:name="P8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officeooo:rsid="001c8682" officeooo:paragraph-rsid="001c8682" style:font-size-asian="9.60000038146973pt" style:font-size-complex="11pt"/>
    </style:style>
    <style:style style:name="P9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officeooo:rsid="001ed9bc" officeooo:paragraph-rsid="001ed9bc" style:font-size-asian="9.60000038146973pt" style:font-size-complex="11pt"/>
    </style:style>
    <style:style style:name="P10" style:family="paragraph" style:parent-style-name="Table_20_Contents">
      <style:text-properties fo:font-size="11pt" fo:language="sv" fo:country="SE" style:font-size-asian="11pt" style:font-size-complex="11pt"/>
    </style:style>
    <style:style style:name="P11" style:family="paragraph" style:parent-style-name="Table_20_Contents">
      <style:text-properties fo:font-size="11pt" fo:language="sv" fo:country="SE" officeooo:rsid="0017d745" officeooo:paragraph-rsid="0017d745" style:font-size-asian="11pt" style:font-size-complex="11pt"/>
    </style:style>
    <style:style style:name="P12" style:family="paragraph" style:parent-style-name="Table_20_Contents">
      <style:text-properties fo:font-size="11pt" fo:language="sv" fo:country="SE" officeooo:rsid="0017d745" officeooo:paragraph-rsid="0019db5f" style:font-size-asian="11pt" style:font-size-complex="11pt"/>
    </style:style>
    <style:style style:name="P13" style:family="paragraph" style:parent-style-name="Table_20_Contents">
      <style:text-properties fo:font-size="11pt" fo:language="sv" fo:country="SE" officeooo:rsid="0017d745" officeooo:paragraph-rsid="001b8920" style:font-size-asian="11pt" style:font-size-complex="11pt"/>
    </style:style>
    <style:style style:name="P14" style:family="paragraph" style:parent-style-name="Table_20_Contents">
      <style:text-properties fo:font-size="11pt" fo:language="sv" fo:country="SE" officeooo:rsid="0017d745" officeooo:paragraph-rsid="001e81da" style:font-size-asian="11pt" style:font-size-complex="11pt"/>
    </style:style>
    <style:style style:name="P15" style:family="paragraph" style:parent-style-name="Table_20_Contents">
      <style:text-properties fo:font-size="11pt" fo:language="sv" fo:country="SE" officeooo:rsid="001956d0" officeooo:paragraph-rsid="001956d0" style:font-size-asian="11pt" style:font-size-complex="11pt"/>
    </style:style>
    <style:style style:name="P16" style:family="paragraph" style:parent-style-name="Table_20_Contents">
      <style:text-properties fo:font-size="11pt" fo:language="sv" fo:country="SE" officeooo:rsid="001956d0" officeooo:paragraph-rsid="0019db5f" style:font-size-asian="11pt" style:font-size-complex="11pt"/>
    </style:style>
    <style:style style:name="P17" style:family="paragraph" style:parent-style-name="Table_20_Contents">
      <style:text-properties fo:font-size="11pt" fo:language="sv" fo:country="SE" officeooo:rsid="001956d0" officeooo:paragraph-rsid="001ad2c4" style:font-size-asian="11pt" style:font-size-complex="11pt"/>
    </style:style>
    <style:style style:name="P18" style:family="paragraph" style:parent-style-name="Table_20_Contents">
      <style:text-properties fo:font-size="11pt" fo:language="sv" fo:country="SE" officeooo:paragraph-rsid="0019db5f" style:font-size-asian="11pt" style:font-size-complex="11pt"/>
    </style:style>
    <style:style style:name="P19" style:family="paragraph" style:parent-style-name="Table_20_Contents">
      <style:text-properties fo:font-size="11pt" fo:language="sv" fo:country="SE" officeooo:rsid="0019db5f" officeooo:paragraph-rsid="0019db5f" style:font-size-asian="11pt" style:font-size-complex="11pt"/>
    </style:style>
    <style:style style:name="P20" style:family="paragraph" style:parent-style-name="Table_20_Contents">
      <style:text-properties fo:font-size="11pt" fo:language="sv" fo:country="SE" officeooo:rsid="001ad2c4" officeooo:paragraph-rsid="001ad2c4" style:font-size-asian="11pt" style:font-size-complex="11pt"/>
    </style:style>
    <style:style style:name="P21" style:family="paragraph" style:parent-style-name="Table_20_Contents">
      <style:text-properties fo:font-size="11pt" fo:language="sv" fo:country="SE" officeooo:paragraph-rsid="001b8920" style:font-size-asian="11pt" style:font-size-complex="11pt"/>
    </style:style>
    <style:style style:name="P22" style:family="paragraph" style:parent-style-name="Table_20_Contents">
      <style:text-properties fo:font-size="11pt" fo:language="sv" fo:country="SE" officeooo:paragraph-rsid="001e81da" style:font-size-asian="11pt" style:font-size-complex="11pt"/>
    </style:style>
    <style:style style:name="P23" style:family="paragraph" style:parent-style-name="Table_20_Contents">
      <style:text-properties fo:font-size="11pt" fo:language="sv" fo:country="SE" officeooo:rsid="001e81da" officeooo:paragraph-rsid="001e81da" style:font-size-asian="11pt" style:font-size-complex="11pt"/>
    </style:style>
    <style:style style:name="P24" style:family="paragraph" style:parent-style-name="Table_20_Contents">
      <style:text-properties officeooo:paragraph-rsid="001b8920"/>
    </style:style>
    <style:style style:name="P25" style:family="paragraph" style:parent-style-name="Table_20_Contents">
      <style:text-properties officeooo:paragraph-rsid="001e81da"/>
    </style:style>
    <style:style style:name="P26" style:family="paragraph" style:parent-style-name="Table_20_Contents">
      <style:text-properties officeooo:rsid="001e81da" officeooo:paragraph-rsid="001e81da"/>
    </style:style>
    <style:style style:name="P27" style:family="paragraph" style:parent-style-name="Text_20_body">
      <style:text-properties fo:font-size="11pt" fo:language="sv" fo:country="SE" officeooo:rsid="0017d745" officeooo:paragraph-rsid="0017d745" style:font-size-asian="11pt" style:font-size-complex="11pt"/>
    </style:style>
    <style:style style:name="P28" style:family="paragraph" style:parent-style-name="Text_20_body">
      <style:text-properties fo:language="sv" fo:country="SE" officeooo:paragraph-rsid="0017d745"/>
    </style:style>
    <style:style style:name="P29" style:family="paragraph" style:parent-style-name="Text_20_body">
      <style:text-properties fo:language="sv" fo:country="SE" officeooo:rsid="0017d745" officeooo:paragraph-rsid="0017d745"/>
    </style:style>
    <style:style style:name="P30" style:family="paragraph" style:parent-style-name="Text_20_body">
      <style:text-properties fo:language="sv" fo:country="SE" officeooo:rsid="0017d745" officeooo:paragraph-rsid="001b8920"/>
    </style:style>
    <style:style style:name="P31" style:family="paragraph" style:parent-style-name="Text_20_body">
      <style:text-properties fo:language="sv" fo:country="SE" officeooo:rsid="0019db5f" officeooo:paragraph-rsid="0019db5f"/>
    </style:style>
    <style:style style:name="P32" style:family="paragraph" style:parent-style-name="Text_20_body">
      <style:text-properties officeooo:paragraph-rsid="001e81da"/>
    </style:style>
    <style:style style:name="P33" style:family="paragraph" style:parent-style-name="Text_20_body">
      <style:paragraph-properties fo:margin-top="1.01mm" fo:margin-bottom="1.46mm" loext:contextual-spacing="false" fo:line-height="100%"/>
      <style:text-properties fo:language="sv" fo:country="SE" officeooo:rsid="0017d745" officeooo:paragraph-rsid="0017d745"/>
    </style:style>
    <style:style style:name="P34" style:family="paragraph" style:parent-style-name="Text_20_body">
      <style:paragraph-properties fo:margin-top="1.01mm" fo:margin-bottom="1.46mm" loext:contextual-spacing="false" fo:line-height="100%"/>
      <style:text-properties fo:language="sv" fo:country="SE" officeooo:rsid="001b8920" officeooo:paragraph-rsid="001b8920"/>
    </style:style>
    <style:style style:name="P35" style:family="paragraph" style:parent-style-name="Text_20_body">
      <style:text-properties fo:font-size="11pt" fo:language="sv" fo:country="SE" officeooo:rsid="0017d745" officeooo:paragraph-rsid="0017d745" style:font-size-asian="11pt" style:font-size-complex="11pt"/>
    </style:style>
    <style:style style:name="P36" style:family="paragraph" style:parent-style-name="Text_20_body">
      <style:text-properties fo:font-size="11pt" fo:language="sv" fo:country="SE" officeooo:rsid="001956d0" officeooo:paragraph-rsid="0017d745" style:font-size-asian="11pt" style:font-size-complex="11pt"/>
    </style:style>
    <style:style style:name="P37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weight="normal" officeooo:rsid="0017d745" officeooo:paragraph-rsid="001b8920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weight="normal" officeooo:rsid="0017d745" officeooo:paragraph-rsid="001e81da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weight="normal" officeooo:rsid="001c8682" officeooo:paragraph-rsid="001c8682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style="italic" fo:font-weight="normal" officeooo:rsid="001ed9bc" officeooo:paragraph-rsid="001ed9bc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text-properties fo:font-size="11pt" fo:language="sv" fo:country="SE" fo:font-weight="normal" officeooo:rsid="001ad2c4" officeooo:paragraph-rsid="001ad2c4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top="1.01mm" fo:margin-bottom="1.01mm" loext:contextual-spacing="false" fo:line-height="115%"/>
      <style:text-properties fo:font-size="11pt" fo:language="sv" fo:country="SE" fo:font-weight="normal" officeooo:rsid="001b8920" officeooo:paragraph-rsid="001b8920" style:font-size-asian="9.60000038146973pt" style:font-weight-asian="normal" style:font-size-complex="11pt" style:font-weight-complex="normal"/>
    </style:style>
    <style:style style:name="P43" style:family="paragraph" style:parent-style-name="Heading_20_1">
      <style:text-properties fo:language="sv" fo:country="SE" officeooo:rsid="0017d745" officeooo:paragraph-rsid="0017d745"/>
    </style:style>
    <style:style style:name="T1" style:family="text">
      <style:text-properties fo:font-size="11pt" fo:language="sv" fo:country="SE" officeooo:rsid="0017d745" style:font-size-asian="11pt" style:font-size-complex="11pt"/>
    </style:style>
    <style:style style:name="T2" style:family="text">
      <style:text-properties fo:font-size="11pt" fo:language="sv" fo:country="SE" officeooo:rsid="001956d0" style:font-size-asian="11pt" style:font-size-complex="11pt"/>
    </style:style>
    <style:style style:name="T3" style:family="text">
      <style:text-properties fo:font-size="11pt" fo:language="sv" fo:country="SE" officeooo:rsid="001c8682" style:font-size-asian="11pt" style:font-size-complex="11pt"/>
    </style:style>
    <style:style style:name="T4" style:family="text">
      <style:text-properties fo:font-size="11pt" fo:language="sv" fo:country="SE" officeooo:rsid="001e81da" style:font-size-asian="11pt" style:font-size-complex="11pt"/>
    </style:style>
    <style:style style:name="T5" style:family="text">
      <style:text-properties fo:font-size="11pt" fo:language="sv" fo:country="SE" fo:font-weight="bold" officeooo:rsid="0017d745" style:font-size-asian="11pt" style:font-weight-asian="bold" style:font-size-complex="11pt" style:font-weight-complex="bold"/>
    </style:style>
    <style:style style:name="T6" style:family="text">
      <style:text-properties fo:font-size="11pt" fo:language="sv" fo:country="SE" fo:font-weight="bold" officeooo:rsid="001e81da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956d0" style:font-size-asian="11pt" style:font-size-complex="11pt"/>
    </style:style>
    <style:style style:name="T9" style:family="text">
      <style:text-properties fo:font-size="11pt" officeooo:rsid="0017d745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ize-asian="11pt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db5f" style:font-weight-asian="bold" style:font-weight-complex="bold"/>
    </style:style>
    <style:style style:name="T16" style:family="text">
      <style:text-properties fo:font-weight="bold" style:font-size-asian="11pt" style:font-weight-asian="bold" style:font-weight-complex="bold"/>
    </style:style>
    <style:style style:name="T17" style:family="text">
      <style:text-properties officeooo:rsid="001956d0"/>
    </style:style>
    <style:style style:name="T18" style:family="text">
      <style:text-properties officeooo:rsid="0019db5f"/>
    </style:style>
    <style:style style:name="T19" style:family="text">
      <style:text-properties officeooo:rsid="001ad2c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size-asian="11p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Demonstrativa pronomen</text:h>
      <text:p text:style-name="P28"/>
      <text:p text:style-name="P27">ACEST</text:p>
      <text:p text:style-name="P28"><text:span text:style-name="T9">Acest betyder ‘den här/denna/…’ och det kan stå både före eller efter ett substantiv men också självständigt. När acest används för</text:span><text:span text:style-name="T8">e</text:span><text:span text:style-name="T9"> ett substantiv, står substantivet i obestämd form jmfr svenskans ’denna film …’</text:span></text:p>
      <text:p text:style-name="P29"><text:span text:style-name="T7">Acest </text:span><text:span text:style-name="T10">före </text:span><text:span text:style-name="T7">ett substantiv har följande former:</text:span></text:p>
      <table:table table:name="Table1" table:style-name="Table1">
        <table:table-column table:style-name="Table1.A" table:number-columns-repeated="5"/>
        <table:table-row table:style-name="TableLine9419857604488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M/N sing.</text:p>
          </table:table-cell>
          <table:table-cell table:style-name="Table1.A1" office:value-type="string">
            <text:p text:style-name="P4">F sing</text:p>
          </table:table-cell>
          <table:table-cell table:style-name="Table1.A1" office:value-type="string">
            <text:p text:style-name="P4">M plur</text:p>
          </table:table-cell>
          <table:table-cell table:style-name="Table1.E1" office:value-type="string">
            <text:p text:style-name="P4">F/N plur</text:p>
          </table:table-cell>
        </table:table-row>
        <table:table-row table:style-name="TableLine94198584254688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acest <text:span text:style-name="T17">băiat</text:span></text:p>
          </table:table-cell>
          <table:table-cell table:style-name="Table1.A2" office:value-type="string">
            <text:p text:style-name="P11">ace<text:span text:style-name="T14">a</text:span>stă <text:span text:style-name="T17">fată</text:span></text:p>
          </table:table-cell>
          <table:table-cell table:style-name="Table1.A2" office:value-type="string">
            <text:p text:style-name="P15">acești băieți</text:p>
          </table:table-cell>
          <table:table-cell table:style-name="Table1.E2" office:value-type="string">
            <text:p text:style-name="P15">aceste fete</text:p>
          </table:table-cell>
        </table:table-row>
        <table:table-row table:style-name="TableLine94198579845936">
          <table:table-cell table:style-name="Table1.A2" office:value-type="string">
            <text:p text:style-name="P11">G/D</text:p>
          </table:table-cell>
          <table:table-cell table:style-name="Table1.A2" office:value-type="string">
            <text:p text:style-name="P15">ac<text:span text:style-name="T14">e</text:span>stui băiat</text:p>
          </table:table-cell>
          <table:table-cell table:style-name="Table1.A2" office:value-type="string">
            <text:p text:style-name="P15">ec<text:span text:style-name="T14">e</text:span>stei fată</text:p>
          </table:table-cell>
          <table:table-cell table:style-name="Table1.A2" office:value-type="string">
            <text:p text:style-name="P15">ac<text:span text:style-name="T14">e</text:span>stor băieți</text:p>
          </table:table-cell>
          <table:table-cell table:style-name="Table1.E2" office:value-type="string">
            <text:p text:style-name="P15">ac<text:span text:style-name="T14">e</text:span>stor fete</text:p>
          </table:table-cell>
        </table:table-row>
      </table:table>
      <text:p text:style-name="P27"/>
      <text:p text:style-name="P33"><text:span text:style-name="T11">Acest film e foarte bun </text:span><text:span text:style-name="T7">(Denna film</text:span><text:span text:style-name="T8">/den här filmen</text:span><text:span text:style-name="T7"> är mycket bra)</text:span></text:p>
      <text:p text:style-name="P33"><text:span text:style-name="T11">Această carte e bună </text:span><text:span text:style-name="T8">(Denna bok/den här boken är mycket bra)</text:span></text:p>
      <text:p text:style-name="P34"><text:span text:style-name="T8">A</text:span><text:span text:style-name="T7">ceste doamne sunt din Suedia (Dessa damer/de här damerna är från Sverige)</text:span></text:p>
      <text:p text:style-name="P36"/>
      <text:p text:style-name="P31"><text:span text:style-name="T8">N</text:span><text:span text:style-name="T7">är ACEST står </text:span><text:span text:style-name="T10">efter</text:span><text:span text:style-name="T7"> substantivet har det följade former:</text:span></text:p>
      <table:table table:name="Table2" table:style-name="Table2">
        <table:table-column table:style-name="Table2.A" table:number-columns-repeated="5"/>
        <table:table-row table:style-name="TableLine94198587022928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5">M/N sing.</text:p>
          </table:table-cell>
          <table:table-cell table:style-name="Table2.A1" office:value-type="string">
            <text:p text:style-name="P5">F sing</text:p>
          </table:table-cell>
          <table:table-cell table:style-name="Table2.A1" office:value-type="string">
            <text:p text:style-name="P5">M plur</text:p>
          </table:table-cell>
          <table:table-cell table:style-name="Table2.E1" office:value-type="string">
            <text:p text:style-name="P5">F/N plur</text:p>
          </table:table-cell>
        </table:table-row>
        <table:table-row table:style-name="TableLine94198543820576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băiatul acesta</text:p>
          </table:table-cell>
          <table:table-cell table:style-name="Table2.A2" office:value-type="string">
            <text:p text:style-name="P12"><text:span text:style-name="T17">fat</text:span><text:span text:style-name="T18">a ace</text:span><text:span text:style-name="T15">a</text:span><text:span text:style-name="T18">sta</text:span></text:p>
          </table:table-cell>
          <table:table-cell table:style-name="Table2.A2" office:value-type="string">
            <text:p text:style-name="P16">băieți<text:span text:style-name="T19">i</text:span> <text:span text:style-name="T18">aceștia</text:span></text:p>
          </table:table-cell>
          <table:table-cell table:style-name="Table2.E2" office:value-type="string">
            <text:p text:style-name="P16">fete <text:span text:style-name="T18">acestea</text:span></text:p>
          </table:table-cell>
        </table:table-row>
        <table:table-row table:style-name="TableLine94198572686640">
          <table:table-cell table:style-name="Table2.A2" office:value-type="string">
            <text:p text:style-name="P12">G/D</text:p>
          </table:table-cell>
          <table:table-cell table:style-name="Table2.A2" office:value-type="string">
            <text:p text:style-name="P19">băiatului acestuia</text:p>
          </table:table-cell>
          <table:table-cell table:style-name="Table2.A2" office:value-type="string">
            <text:p text:style-name="P12"><text:span text:style-name="T17">f</text:span><text:span text:style-name="T19">etei</text:span><text:span text:style-name="T18"> acest</text:span><text:span text:style-name="T19">eia</text:span></text:p>
          </table:table-cell>
          <table:table-cell table:style-name="Table2.A2" office:value-type="string">
            <text:p text:style-name="P17">băieți<text:span text:style-name="T19">lor</text:span> <text:span text:style-name="T18">ace</text:span><text:span text:style-name="T19">stora</text:span></text:p>
          </table:table-cell>
          <table:table-cell table:style-name="Table2.E2" office:value-type="string">
            <text:p text:style-name="P20">fetelor acestora</text:p>
          </table:table-cell>
        </table:table-row>
      </table:table>
      <text:p text:style-name="P1"/>
      <text:p text:style-name="P2">När ACEST står efter substantivet blir det mer betonat. Substantivet står I bestämd form och acest får <text:span text:style-name="T14">-a</text:span><text:span text:style-name="T20"> på slutet. Meningarna ovan blir då istället:</text:span></text:p>
      <text:p text:style-name="P41"/>
      <text:p text:style-name="P3"><text:span text:style-name="T12">Filmul acesta e foarte bun </text:span><text:span text:style-name="T20">(Den här filmen är mycket bra)</text:span></text:p>
      <text:p text:style-name="P42">Cartea aceasta e foarte bună</text:p>
      <text:p text:style-name="P42">Elevii aceștia sunt din București</text:p>
      <text:p text:style-name="P42">Doamnele acestea sunt din Suedia </text:p>
      <text:p text:style-name="P42"/>
      <text:p text:style-name="P42">ACEL</text:p>
      <text:p text:style-name="P42">Acel betyder denna där/den där/de där/… På samma sätt som ACEST kan det stå både före och efter substantivet amt självständigt.</text:p>
      <text:p text:style-name="P30"><text:span text:style-name="T7">Acest </text:span><text:span text:style-name="T10">före </text:span><text:span text:style-name="T7">ett substantiv har följande former:</text:span></text:p>
      <table:table table:name="Table3" table:style-name="Table3">
        <table:table-column table:style-name="Table3.A" table:number-columns-repeated="5"/>
        <table:table-row table:style-name="TableLine94198507649152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6">M/N sing.</text:p>
          </table:table-cell>
          <table:table-cell table:style-name="Table3.A1" office:value-type="string">
            <text:p text:style-name="P6">F sing</text:p>
          </table:table-cell>
          <table:table-cell table:style-name="Table3.A1" office:value-type="string">
            <text:p text:style-name="P6">M plur</text:p>
          </table:table-cell>
          <table:table-cell table:style-name="Table3.E1" office:value-type="string">
            <text:p text:style-name="P6">F/N plur</text:p>
          </table:table-cell>
        </table:table-row>
        <table:table-row table:style-name="TableLine94198561401056"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4"><text:span text:style-name="T3">acel</text:span><text:span text:style-name="T1"> </text:span><text:span text:style-name="T2">băiat</text:span></text:p>
          </table:table-cell>
          <table:table-cell table:style-name="Table3.A2" office:value-type="string">
            <text:p text:style-name="P24"><text:span text:style-name="T3">acea</text:span><text:span text:style-name="T1"> </text:span><text:span text:style-name="T3">doamnă</text:span></text:p>
          </table:table-cell>
          <table:table-cell table:style-name="Table3.A2" office:value-type="string">
            <text:p text:style-name="P24"><text:span text:style-name="T3">acei</text:span><text:span text:style-name="T2"> băieți</text:span></text:p>
          </table:table-cell>
          <table:table-cell table:style-name="Table3.E2" office:value-type="string">
            <text:p text:style-name="P24"><text:span text:style-name="T3">acele</text:span><text:span text:style-name="T2"> </text:span><text:span text:style-name="T3">doamne</text:span></text:p>
          </table:table-cell>
        </table:table-row>
        <table:table-row table:style-name="TableLine94198457260128">
          <table:table-cell table:style-name="Table3.A2" office:value-type="string">
            <text:p text:style-name="P13">G/D</text:p>
          </table:table-cell>
          <table:table-cell table:style-name="Table3.A2" office:value-type="string">
            <text:p text:style-name="P24"><text:span text:style-name="T3">acelui</text:span><text:span text:style-name="T2"> băiat</text:span></text:p>
          </table:table-cell>
          <table:table-cell table:style-name="Table3.A2" office:value-type="string">
            <text:p text:style-name="P24"><text:span text:style-name="T3">acelei</text:span><text:span text:style-name="T2"> fată</text:span></text:p>
          </table:table-cell>
          <table:table-cell table:style-name="Table3.A2" office:value-type="string">
            <text:p text:style-name="P24"><text:span text:style-name="T3">acelor</text:span><text:span text:style-name="T2"> băieți</text:span></text:p>
          </table:table-cell>
          <table:table-cell table:style-name="Table3.E2" office:value-type="string">
            <text:p text:style-name="P24"><text:span text:style-name="T3">acelor</text:span><text:span text:style-name="T2"> fete</text:span></text:p>
          </table:table-cell>
        </table:table-row>
      </table:table>
      <text:p text:style-name="P37"/>
      <text:p text:style-name="P39">Exempel:</text:p>
      <text:p text:style-name="P8"><text:span text:style-name="T13">Acel băiat este fratele meu </text:span><text:span text:style-name="T21">(Den där pojken är min bror)</text:span></text:p>
      <text:p text:style-name="P8"><text:span text:style-name="T13">Acea mașină este albastră </text:span><text:span text:style-name="T21">(Den där bilen är blå)</text:span></text:p>
      <text:p text:style-name="P32"><text:soft-page-break/><text:span text:style-name="T1">Acest </text:span><text:span text:style-name="T6">efter</text:span><text:span text:style-name="T5"> </text:span><text:span text:style-name="T1">ett substantiv har följande former:</text:span></text:p>
      <table:table table:name="Table4" table:style-name="Table4">
        <table:table-column table:style-name="Table4.A" table:number-columns-repeated="5"/>
        <table:table-row table:style-name="TableLine94198582109056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7">M/N sing.</text:p>
          </table:table-cell>
          <table:table-cell table:style-name="Table4.A1" office:value-type="string">
            <text:p text:style-name="P7">F sing</text:p>
          </table:table-cell>
          <table:table-cell table:style-name="Table4.A1" office:value-type="string">
            <text:p text:style-name="P7">M plur</text:p>
          </table:table-cell>
          <table:table-cell table:style-name="Table4.E1" office:value-type="string">
            <text:p text:style-name="P7">F/N plur</text:p>
          </table:table-cell>
        </table:table-row>
        <table:table-row table:style-name="TableLine94198567696592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><text:span text:style-name="T17">b</text:span>ăiatul acela</text:p>
          </table:table-cell>
          <table:table-cell table:style-name="Table4.A2" office:value-type="string">
            <text:p text:style-name="P26"><text:span text:style-name="T3">doamn</text:span><text:span text:style-name="T4">a </text:span><text:span text:style-name="T3">ace</text:span><text:span text:style-name="T4">e</text:span><text:span text:style-name="T3">a</text:span></text:p>
          </table:table-cell>
          <table:table-cell table:style-name="Table4.A2" office:value-type="string">
            <text:p text:style-name="P25"><text:span text:style-name="T2">băieți</text:span><text:span text:style-name="T4">i </text:span><text:span text:style-name="T3">acei</text:span><text:span text:style-name="T4">a</text:span></text:p>
          </table:table-cell>
          <table:table-cell table:style-name="Table4.E2" office:value-type="string">
            <text:p text:style-name="P25"><text:span text:style-name="T3">doamne</text:span><text:span text:style-name="T4">le </text:span><text:span text:style-name="T3">acele</text:span><text:span text:style-name="T4">a</text:span></text:p>
          </table:table-cell>
        </table:table-row>
        <table:table-row table:style-name="TableLine94198567549712">
          <table:table-cell table:style-name="Table4.A2" office:value-type="string">
            <text:p text:style-name="P14">G/D</text:p>
          </table:table-cell>
          <table:table-cell table:style-name="Table4.A2" office:value-type="string">
            <text:p text:style-name="P23"><text:span text:style-name="T17">b</text:span><text:span text:style-name="T2">ăiatul</text:span>ui<text:span text:style-name="T2"> acel</text:span>uia</text:p>
          </table:table-cell>
          <table:table-cell table:style-name="Table4.A2" office:value-type="string">
            <text:p text:style-name="P25"><text:span text:style-name="T3">doamn</text:span><text:span text:style-name="T4">ei</text:span><text:span text:style-name="T2"> </text:span><text:span text:style-name="T4">aceleia</text:span></text:p>
          </table:table-cell>
          <table:table-cell table:style-name="Table4.A2" office:value-type="string">
            <text:p text:style-name="P25"><text:span text:style-name="T2">băieți</text:span><text:span text:style-name="T4">i </text:span><text:span text:style-name="T3">ace</text:span><text:span text:style-name="T4">lora</text:span></text:p>
          </table:table-cell>
          <table:table-cell table:style-name="Table4.E2" office:value-type="string">
            <text:p text:style-name="P25"><text:span text:style-name="T3">doamne</text:span><text:span text:style-name="T4">le </text:span><text:span text:style-name="T3">acel</text:span><text:span text:style-name="T4">ora</text:span></text:p>
          </table:table-cell>
        </table:table-row>
      </table:table>
      <text:p text:style-name="P38"/>
      <text:p text:style-name="P9"><text:span text:style-name="T21">Exempel med ACEL </text:span><text:span text:style-name="T16">efter </text:span><text:span text:style-name="T21">substantivet:</text:span></text:p>
      <text:p text:style-name="P40">Băiatul acela este fratele meu</text:p>
      <text:p text:style-name="P40">Mașină aceea este ablbastră</text:p>
      <text:p text:style-name="P40">Copiii aceia merg la grădiniță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1T04:43:02.364154065</meta:creation-date>
    <meta:generator>LibreOffice/6.4.7.2$Linux_X86_64 LibreOffice_project/40$Build-2</meta:generator>
    <dc:date>2023-06-11T06:01:19.708129397</dc:date>
    <meta:editing-duration>PT23M19S</meta:editing-duration>
    <meta:editing-cycles>4</meta:editing-cycles>
    <meta:document-statistic meta:table-count="4" meta:image-count="0" meta:object-count="0" meta:page-count="2" meta:paragraph-count="76" meta:word-count="314" meta:character-count="1853" meta:non-whitespace-character-count="1614"/>
  </office:meta>
</office:document-meta>
</file>